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Inheritance" draw:marker-end-width="0.3cm" draw:fill="none" draw:textarea-horizontal-align="center" draw:textarea-vertical-align="middle" draw:shadow-offset-x="0.305cm" draw:shadow-offset-y="0.305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2" draw:id="id2" draw:layer="layout" svg:width="7cm" svg:height="2cm" svg:x="7cm" svg:y="3cm">
          <text:p text:style-name="P1">&lt;&lt; Abstract Class &gt;&gt;</text:p>
          <text:p text:style-name="P1">Abstract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cm" svg:height="2cm" svg:x="2cm" svg:y="7cm">
          <text:p text:style-name="P1">&lt;&lt; Class &gt;&gt;</text:p>
          <text:p text:style-name="P1">Connection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cm" svg:height="2.1cm" svg:x="2cm" svg:y="11.5cm">
          <text:p text:style-name="P1">&lt;&lt; Class &gt;&gt;</text:p>
          <text:p text:style-name="P1">ConfigServer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cm" svg:height="2cm" svg:x="2cm" svg:y="16cm">
          <text:p text:style-name="P1">&lt;&lt; Class &gt;&gt;</text:p>
          <text:p text:style-name="P1">Server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1cm" svg:height="2cm" svg:x="10.9cm" svg:y="13cm">
          <text:p text:style-name="P1">&lt;&lt; Class &gt;&gt;</text:p>
          <text:p text:style-name="P1">Versions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6.1cm" svg:height="2cm" svg:x="13cm" svg:y="7cm">
          <text:p text:style-name="P1">&lt;&lt; Class &gt;&gt;</text:p>
          <text:p text:style-name="P1">FilePickerDialog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7cm" svg:height="2cm" svg:x="12cm" svg:y="10cm">
          <text:p text:style-name="P1">&lt;&lt; Class &gt;&gt;</text:p>
          <text:p text:style-name="P1">CommentVersionDialo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cm" svg:y1="7cm" svg:x2="10.5cm" svg:y2="5cm" draw:start-shape="id1" draw:start-glue-point="0" draw:end-shape="id2" draw:end-glue-point="2" svg:d="m5000 7000v-1000h5500v-1000">
          <text:p/>
        </draw:connector>
        <draw:connector draw:style-name="gr3" draw:text-style-name="P1" draw:layer="layout" svg:x1="8cm" svg:y1="12.55cm" svg:x2="10.5cm" svg:y2="5cm" draw:start-shape="id3" draw:start-glue-point="1" draw:end-shape="id2" draw:end-glue-point="2" svg:d="m8000 12550h2500v-7550">
          <text:p/>
        </draw:connector>
        <draw:connector draw:style-name="gr3" draw:text-style-name="P1" draw:layer="layout" draw:line-skew="0.999cm" svg:x1="8cm" svg:y1="17cm" svg:x2="10.5cm" svg:y2="5cm" draw:start-shape="id4" draw:start-glue-point="1" svg:d="m8000 17000h2500v-12000 0">
          <text:p/>
        </draw:connector>
        <draw:connector draw:style-name="gr3" draw:text-style-name="P1" draw:layer="layout" draw:line-skew="3.65cm" svg:x1="13.45cm" svg:y1="13cm" svg:x2="10.5cm" svg:y2="5cm" draw:start-shape="id5" draw:start-glue-point="0" svg:d="m13450 13000v-600h-2950v-7400">
          <text:p/>
        </draw:connector>
        <draw:connector draw:style-name="gr4" draw:text-style-name="P1" xml:id="id7" draw:id="id7" draw:layer="layout" draw:type="line" svg:x1="16.05cm" svg:y1="7cm" svg:x2="16.06cm" svg:y2="6.35cm" draw:start-shape="id6" draw:start-glue-point="0" svg:d="m16050 7000 10-650">
          <text:p/>
        </draw:connector>
        <draw:connector draw:style-name="gr4" draw:text-style-name="P1" draw:layer="layout" draw:type="line" svg:x1="16.06cm" svg:y1="6.35cm" svg:x2="10.504cm" svg:y2="6.35cm" draw:start-shape="id7" draw:start-glue-point="3" svg:d="m16060 6350h-5556">
          <text:p/>
        </draw:connector>
        <draw:connector draw:style-name="gr4" draw:text-style-name="P1" draw:layer="layout" draw:type="line" svg:x1="15.505cm" svg:y1="9.605cm" svg:x2="10.504cm" svg:y2="9.605cm" draw:start-shape="id8" draw:start-glue-point="3" svg:d="m15505 9605h-5001">
          <text:p/>
        </draw:connector>
        <draw:connector draw:style-name="gr4" draw:text-style-name="P1" xml:id="id8" draw:id="id8" draw:layer="layout" draw:type="line" svg:x1="15.5cm" svg:y1="10cm" svg:x2="15.505cm" svg:y2="9.605cm" draw:start-shape="id9" draw:start-glue-point="0" svg:d="m15500 10000 5-395">
          <text:p/>
        </draw:connector>
        <draw:line draw:style-name="gr5" draw:text-style-name="P1" draw:layer="layout" svg:x1="3cm" svg:y1="11.5cm" svg:x2="3cm" svg:y2="9cm">
          <text:p/>
        </draw:line>
        <draw:line draw:style-name="gr5" draw:text-style-name="P1" draw:layer="layout" svg:x1="3cm" svg:y1="16cm" svg:x2="3cm" svg:y2="13.6cm">
          <text:p/>
        </draw:line>
        <draw:frame draw:style-name="gr6" draw:text-style-name="P2" draw:layer="layout" svg:width="4cm" svg:height="2.611cm" svg:x="3cm" svg:y="8.9cm">
          <draw:text-box>
            <text:p text:style-name="P2">0..1</text:p>
            <text:p text:style-name="P2">0..1</text:p>
          </draw:text-box>
        </draw:frame>
        <draw:frame draw:style-name="gr6" draw:text-style-name="P2" draw:layer="layout" svg:width="4cm" svg:height="2.611cm" svg:x="3.1cm" svg:y="13.5cm">
          <draw:text-box>
            <text:p text:style-name="P2">0..1</text:p>
            <text:p text:style-name="P2">0..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Inheritance" svg:viewBox="0 0 40 30" svg:d="m20 5-16 23h32l-16-23v-5l-20 30h40l-20-3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7:21:19</dc:date>
    <meta:editing-duration>PT50M54S</meta:editing-duration>
    <meta:editing-cycles>24</meta:editing-cycles>
    <meta:generator>LibreOffice/3.4$Unix LibreOffice_project/340m1$Build-203</meta:generator>
    <meta:document-statistic meta:object-count="19"/>
  </office:meta>
</office:document-meta>
</file>